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bf0041"/>
    </style:style>
    <style:style style:name="ce5" style:family="table-cell" style:parent-style-name="Default">
      <style:text-properties fo:color="#c9211e"/>
    </style:style>
    <style:style style:name="ce7" style:family="table-cell" style:parent-style-name="Default">
      <style:text-properties fo:color="#000000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fo:color="#c9211e"/>
    </style:style>
    <style:style style:name="ce2" style:family="table-cell" style:parent-style-name="Default" style:data-style-name="N61"/>
    <style:style style:name="ce16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>
      <style:text-properties fo:color="#bf0041"/>
    </style:style>
    <style:style style:name="ce8" style:family="table-cell" style:parent-style-name="Default" style:data-style-name="N61">
      <style:text-properties fo:color="#c9211e"/>
    </style:style>
    <style:style style:name="ce19" style:family="table-cell" style:parent-style-name="Default" style:data-style-name="N61"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sts on Google Pixel </text:p>
          </table:table-cell>
          <table:table-cell office:value-type="string" calcext:value-type="string">
            <text:p><text:s/>Duration = 10 min</text:p>
          </table:table-cell>
          <table:table-cell table:style-name="Default" office:value-type="string" calcext:value-type="string">
            <text:p>Three sockets [0-5] [6] [7]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umber of threads</text:p>
          </table:table-cell>
          <table:table-cell office:value-type="string" calcext:value-type="string">
            <text:p>Old workload (badly computed in program)</text:p>
          </table:table-cell>
          <table:table-cell table:style-name="Default" office:value-type="string" calcext:value-type="string">
            <text:p>new workload</text:p>
          </table:table-cell>
          <table:table-cell office:value-type="string" calcext:value-type="string">
            <text:p>CPU consumption</text:p>
          </table:table-cell>
          <table:table-cell office:value-type="string" calcext:value-type="string">
            <text:p>Including smearing </text:p>
          </table:table-cell>
          <table:table-cell office:value-type="string" calcext:value-type="string">
            <text:p>Computed drai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7908" calcext:value-type="float">
            <text:p>167908</text:p>
          </table:table-cell>
          <table:table-cell office:value-type="float" office:value="162550725250.776" calcext:value-type="float">
            <text:p>1.63E+11</text:p>
          </table:table-cell>
          <table:table-cell office:value-type="float" office:value="32.2" calcext:value-type="float" table:number-columns-spanned="1" table:number-rows-spanned="2">
            <text:p>32.2</text:p>
          </table:table-cell>
          <table:table-cell office:value-type="float" office:value="52" calcext:value-type="float" table:number-columns-spanned="1" table:number-rows-spanned="2">
            <text:p>52</text:p>
          </table:table-cell>
          <table:table-cell table:style-name="ce2" office:value-type="float" office:value="54.3" calcext:value-type="float" table:number-columns-spanned="1" table:number-rows-spanned="2">
            <text:p>5.43E+0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Result</text:p>
          </table:table-cell>
          <table:table-cell table:style-name="ce1" table:formula="of:=AVERAGE([.C6])" office:value-type="float" office:value="167908" calcext:value-type="float">
            <text:p>167908</text:p>
          </table:table-cell>
          <table:table-cell table:style-name="ce3" table:formula="of:=AVERAGE([.D5:.D6])" office:value-type="float" office:value="162550725250.776" calcext:value-type="float">
            <text:p>1.63E+11</text:p>
          </table:table-cell>
          <table:covered-table-cell table:number-columns-repeated="3" table:style-name="ce1"/>
          <table:table-cell table:style-name="ce1" table:number-columns-repeated="1017"/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236858" calcext:value-type="float">
            <text:p>236858</text:p>
          </table:table-cell>
          <table:table-cell office:value-type="float" office:value="166556454214.62" calcext:value-type="float">
            <text:p>1.67E+11</text:p>
          </table:table-cell>
          <table:table-cell office:value-type="float" office:value="62.1" calcext:value-type="float" table:number-columns-spanned="1" table:number-rows-spanned="3">
            <text:p>62.1</text:p>
          </table:table-cell>
          <table:table-cell office:value-type="float" office:value="81.2" calcext:value-type="float" table:number-columns-spanned="1" table:number-rows-spanned="3">
            <text:p>81.2</text:p>
          </table:table-cell>
          <table:table-cell office:value-type="float" office:value="119" calcext:value-type="float" table:number-columns-spanned="1" table:number-rows-spanned="3">
            <text:p>119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48303" calcext:value-type="float">
            <text:p>248303</text:p>
          </table:table-cell>
          <table:table-cell office:value-type="float" office:value="183768664600.687" calcext:value-type="float">
            <text:p>1.84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Result</text:p>
          </table:table-cell>
          <table:table-cell table:style-name="ce1" table:formula="of:=AVERAGE([.C8:.C9])" office:value-type="float" office:value="242580.5" calcext:value-type="float">
            <text:p>242580.5</text:p>
          </table:table-cell>
          <table:table-cell table:style-name="ce3" table:formula="of:=SUM([.D8:.D9])" office:value-type="float" office:value="350325118815.307" calcext:value-type="float">
            <text:p>3.50E+11</text:p>
          </table:table-cell>
          <table:covered-table-cell table:number-columns-repeated="3" table:style-name="ce1"/>
          <table:table-cell table:style-name="ce1" table:number-columns-repeated="1017"/>
        </table:table-row>
        <table:table-row table:style-name="ro1">
          <table:table-cell/>
          <table:table-cell office:value-type="float" office:value="3" calcext:value-type="float" table:number-columns-spanned="1" table:number-rows-spanned="3">
            <text:p>3</text:p>
          </table:table-cell>
          <table:table-cell office:value-type="float" office:value="289187" calcext:value-type="float">
            <text:p>289187</text:p>
          </table:table-cell>
          <table:table-cell office:value-type="float" office:value="168303038320.578" calcext:value-type="float">
            <text:p>1.68E+11</text:p>
          </table:table-cell>
          <table:table-cell office:value-type="float" office:value="98.7" calcext:value-type="float" table:number-columns-spanned="1" table:number-rows-spanned="4">
            <text:p>98.7</text:p>
          </table:table-cell>
          <table:table-cell office:value-type="float" office:value="98.7" calcext:value-type="float" table:number-columns-spanned="1" table:number-rows-spanned="4">
            <text:p>98.7</text:p>
          </table:table-cell>
          <table:table-cell office:value-type="float" office:value="190" calcext:value-type="float" table:number-columns-spanned="1" table:number-rows-spanned="4">
            <text:p>190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89992" calcext:value-type="float">
            <text:p>289992</text:p>
          </table:table-cell>
          <table:table-cell office:value-type="float" office:value="169280297811.4" calcext:value-type="float">
            <text:p>1.69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43970" calcext:value-type="float">
            <text:p>243970</text:p>
          </table:table-cell>
          <table:table-cell office:value-type="float" office:value="118099834388.21" calcext:value-type="float">
            <text:p>1.18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Result</text:p>
          </table:table-cell>
          <table:table-cell table:style-name="ce1" table:formula="of:=AVERAGE([.C11:.C13])" office:value-type="float" office:value="274383" calcext:value-type="float">
            <text:p>274383</text:p>
          </table:table-cell>
          <table:table-cell table:style-name="ce3" table:formula="of:=SUM([.D11:.D13])" office:value-type="float" office:value="455683170520.188" calcext:value-type="float">
            <text:p>4.56E+11</text:p>
          </table:table-cell>
          <table:covered-table-cell table:number-columns-repeated="3" table:style-name="ce1"/>
          <table:table-cell table:style-name="ce1" table:number-columns-repeated="1017"/>
        </table:table-row>
        <table:table-row table:style-name="ro1">
          <table:table-cell/>
          <table:table-cell office:value-type="float" office:value="4" calcext:value-type="float" table:number-columns-spanned="1" table:number-rows-spanned="4">
            <text:p>4</text:p>
          </table:table-cell>
          <table:table-cell office:value-type="float" office:value="361034" calcext:value-type="float">
            <text:p>361034</text:p>
          </table:table-cell>
          <table:table-cell office:value-type="float" office:value="200355271083.487" calcext:value-type="float">
            <text:p>2.00E+11</text:p>
          </table:table-cell>
          <table:table-cell office:value-type="float" office:value="127" calcext:value-type="float" table:number-columns-spanned="1" table:number-rows-spanned="5">
            <text:p>127</text:p>
          </table:table-cell>
          <table:table-cell office:value-type="float" office:value="146" calcext:value-type="float" table:number-columns-spanned="1" table:number-rows-spanned="5">
            <text:p>146</text:p>
          </table:table-cell>
          <table:table-cell office:value-type="float" office:value="254" calcext:value-type="float" table:number-columns-spanned="1" table:number-rows-spanned="5">
            <text:p>254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35755" calcext:value-type="float">
            <text:p>335755</text:p>
          </table:table-cell>
          <table:table-cell office:value-type="float" office:value="170932734623.374" calcext:value-type="float">
            <text:p>1.71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35755" calcext:value-type="float">
            <text:p>335755</text:p>
          </table:table-cell>
          <table:table-cell office:value-type="float" office:value="172257675878.522" calcext:value-type="float">
            <text:p>1.72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31289" calcext:value-type="float">
            <text:p>331289</text:p>
          </table:table-cell>
          <table:table-cell office:value-type="float" office:value="167521948248.531" calcext:value-type="float">
            <text:p>1.68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" office:value-type="string" calcext:value-type="string">
            <text:p>Result</text:p>
          </table:table-cell>
          <table:table-cell table:style-name="ce5" table:formula="of:=AVERAGE([.C15:.C18])" office:value-type="float" office:value="340958.25" calcext:value-type="float">
            <text:p>340958.25</text:p>
          </table:table-cell>
          <table:table-cell table:style-name="ce8" table:formula="of:=SUM([.D15:.D18])" office:value-type="float" office:value="711067629833.914" calcext:value-type="float">
            <text:p>7.11E+11</text:p>
          </table:table-cell>
          <table:covered-table-cell table:number-columns-repeated="3" table:style-name="ce5"/>
          <table:table-cell table:style-name="ce5" table:number-columns-repeated="1017"/>
        </table:table-row>
        <table:table-row table:style-name="ro1">
          <table:table-cell/>
          <table:table-cell office:value-type="float" office:value="5" calcext:value-type="float" table:number-columns-spanned="1" table:number-rows-spanned="5">
            <text:p>5</text:p>
          </table:table-cell>
          <table:table-cell office:value-type="float" office:value="399628" calcext:value-type="float">
            <text:p>399628</text:p>
          </table:table-cell>
          <table:table-cell office:value-type="float" office:value="198006406178.96" calcext:value-type="float">
            <text:p>1.98E+11</text:p>
          </table:table-cell>
          <table:table-cell office:value-type="float" office:value="147" calcext:value-type="float" table:number-columns-spanned="1" table:number-rows-spanned="6">
            <text:p>147</text:p>
          </table:table-cell>
          <table:table-cell office:value-type="float" office:value="166" calcext:value-type="float" table:number-columns-spanned="1" table:number-rows-spanned="6">
            <text:p>166</text:p>
          </table:table-cell>
          <table:table-cell office:value-type="float" office:value="308" calcext:value-type="float" table:number-columns-spanned="1" table:number-rows-spanned="6">
            <text:p>308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69610" calcext:value-type="float">
            <text:p>369610</text:p>
          </table:table-cell>
          <table:table-cell office:value-type="float" office:value="168310583841.268" calcext:value-type="float">
            <text:p>1.68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97297" calcext:value-type="float">
            <text:p>297297</text:p>
          </table:table-cell>
          <table:table-cell office:value-type="float" office:value="106970316543.388" calcext:value-type="float">
            <text:p>1.07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90721" calcext:value-type="float">
            <text:p>290721</text:p>
          </table:table-cell>
          <table:table-cell office:value-type="float" office:value="102101426582.071" calcext:value-type="float">
            <text:p>1.02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20149" calcext:value-type="float">
            <text:p>420149</text:p>
          </table:table-cell>
          <table:table-cell office:value-type="float" office:value="219747703583.423" calcext:value-type="float">
            <text:p>2.20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Result</text:p>
          </table:table-cell>
          <table:table-cell table:style-name="ce5" table:formula="of:=AVERAGE([.C20:.C24])" office:value-type="float" office:value="355481" calcext:value-type="float">
            <text:p>355481</text:p>
          </table:table-cell>
          <table:table-cell table:style-name="ce8" table:formula="of:=SUM([.D20:.D24])" office:value-type="float" office:value="795136436729.109" calcext:value-type="float">
            <text:p>7.95E+11</text:p>
          </table:table-cell>
          <table:covered-table-cell table:number-columns-repeated="3" table:style-name="ce5"/>
          <table:table-cell table:style-name="ce5" table:number-columns-repeated="1017"/>
        </table:table-row>
        <table:table-row table:style-name="ro1">
          <table:table-cell/>
          <table:table-cell office:value-type="float" office:value="6" calcext:value-type="float" table:number-columns-spanned="1" table:number-rows-spanned="6">
            <text:p>6</text:p>
          </table:table-cell>
          <table:table-cell office:value-type="float" office:value="426687" calcext:value-type="float">
            <text:p>426687</text:p>
          </table:table-cell>
          <table:table-cell office:value-type="float" office:value="189101340916.352" calcext:value-type="float">
            <text:p>1.89E+11</text:p>
          </table:table-cell>
          <table:table-cell office:value-type="float" office:value="176" calcext:value-type="float" table:number-columns-spanned="1" table:number-rows-spanned="7">
            <text:p>176</text:p>
          </table:table-cell>
          <table:table-cell office:value-type="float" office:value="209" calcext:value-type="float" table:number-columns-spanned="1" table:number-rows-spanned="7">
            <text:p>209</text:p>
          </table:table-cell>
          <table:table-cell office:value-type="float" office:value="386" calcext:value-type="float" table:number-columns-spanned="1" table:number-rows-spanned="7">
            <text:p>386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42938" calcext:value-type="float">
            <text:p>342938</text:p>
          </table:table-cell>
          <table:table-cell office:value-type="float" office:value="120012777934.314" calcext:value-type="float">
            <text:p>1.20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01406" calcext:value-type="float">
            <text:p>401406</text:p>
          </table:table-cell>
          <table:table-cell office:value-type="float" office:value="166536897744.662" calcext:value-type="float">
            <text:p>1.67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19854" calcext:value-type="float">
            <text:p>419854</text:p>
          </table:table-cell>
          <table:table-cell office:value-type="float" office:value="182856160476.364" calcext:value-type="float">
            <text:p>1.83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20509" calcext:value-type="float">
            <text:p>320509</text:p>
          </table:table-cell>
          <table:table-cell office:value-type="float" office:value="104248957865.521" calcext:value-type="float">
            <text:p>1.04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28117" calcext:value-type="float">
            <text:p>428117</text:p>
          </table:table-cell>
          <table:table-cell office:value-type="float" office:value="190422068807.728" calcext:value-type="float">
            <text:p>1.90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Result</text:p>
          </table:table-cell>
          <table:table-cell table:style-name="ce5" table:formula="of:=AVERAGE([.C26:.C31])" office:value-type="float" office:value="389918.5" calcext:value-type="float">
            <text:p>389918.5</text:p>
          </table:table-cell>
          <table:table-cell table:style-name="ce8" table:formula="of:=SUM([.D26:.D31])" office:value-type="float" office:value="953178203744.942" calcext:value-type="float">
            <text:p>9.53E+11</text:p>
          </table:table-cell>
          <table:covered-table-cell table:number-columns-repeated="3" table:style-name="ce5"/>
          <table:table-cell table:style-name="ce5" table:number-columns-repeated="1017"/>
        </table:table-row>
        <table:table-row table:style-name="ro1">
          <table:table-cell/>
          <table:table-cell table:style-name="ce9" office:value-type="string" calcext:value-type="string" table:number-columns-spanned="1" table:number-rows-spanned="7">
            <text:p><text:s/>7 (one thread on big core , the first one)</text:p>
          </table:table-cell>
          <table:table-cell office:value-type="float" office:value="892247" calcext:value-type="float">
            <text:p>892247</text:p>
          </table:table-cell>
          <table:table-cell office:value-type="float" office:value="750704323271.535" calcext:value-type="float">
            <text:p>7.51E+11</text:p>
          </table:table-cell>
          <table:table-cell office:value-type="float" office:value="200" calcext:value-type="float" table:number-columns-spanned="1" table:number-rows-spanned="8">
            <text:p>200</text:p>
          </table:table-cell>
          <table:table-cell office:value-type="float" office:value="234" calcext:value-type="float" table:number-columns-spanned="1" table:number-rows-spanned="8">
            <text:p>234</text:p>
          </table:table-cell>
          <table:table-cell office:value-type="float" office:value="236" calcext:value-type="float" table:number-columns-spanned="1" table:number-rows-spanned="8">
            <text:p>236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54507" calcext:value-type="float">
            <text:p>454507</text:p>
          </table:table-cell>
          <table:table-cell office:value-type="float" office:value="184844299193.01" calcext:value-type="float">
            <text:p>1.85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33401" calcext:value-type="float">
            <text:p>433401</text:p>
          </table:table-cell>
          <table:table-cell office:value-type="float" office:value="167437770648.356" calcext:value-type="float">
            <text:p>1.67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92441" calcext:value-type="float">
            <text:p>492441</text:p>
          </table:table-cell>
          <table:table-cell office:value-type="float" office:value="218375051805.828" calcext:value-type="float">
            <text:p>2.18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33561" calcext:value-type="float">
            <text:p>433561</text:p>
          </table:table-cell>
          <table:table-cell office:value-type="float" office:value="167566375363.874" calcext:value-type="float">
            <text:p>1.68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32538" calcext:value-type="float">
            <text:p>432538</text:p>
          </table:table-cell>
          <table:table-cell office:value-type="float" office:value="166744990316.579" calcext:value-type="float">
            <text:p>1.67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33027" calcext:value-type="float">
            <text:p>433027</text:p>
          </table:table-cell>
          <table:table-cell office:value-type="float" office:value="167137356260.319" calcext:value-type="float">
            <text:p>1.67E+11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33:.D39])" office:value-type="float" office:value="1822810166859.5" calcext:value-type="float">
            <text:p>1.82E+12</text:p>
          </table:table-cell>
          <table:covered-table-cell table:number-columns-repeated="3" table:style-name="ce5"/>
          <table:table-cell table:style-name="ce5"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8">
            <text:p><text:s/>8 (two threads are on big cores, the first one)</text:p>
          </table:table-cell>
          <table:table-cell office:value-type="float" office:value="895303" calcext:value-type="float">
            <text:p>895303</text:p>
          </table:table-cell>
          <table:table-cell office:value-type="float" office:value="661545647715.378" calcext:value-type="float">
            <text:p>6.62E+11</text:p>
          </table:table-cell>
          <table:table-cell office:value-type="float" office:value="222" calcext:value-type="float" table:number-columns-spanned="1" table:number-rows-spanned="9">
            <text:p>222</text:p>
          </table:table-cell>
          <table:table-cell office:value-type="float" office:value="255" calcext:value-type="float" table:number-columns-spanned="1" table:number-rows-spanned="9">
            <text:p>255</text:p>
          </table:table-cell>
          <table:table-cell office:value-type="float" office:value="488" calcext:value-type="float" table:number-columns-spanned="1" table:number-rows-spanned="9">
            <text:p>488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841302" calcext:value-type="float">
            <text:p>841302</text:p>
          </table:table-cell>
          <table:table-cell office:value-type="float" office:value="581397203504.945" calcext:value-type="float">
            <text:p>5.81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70169" calcext:value-type="float">
            <text:p>370169</text:p>
          </table:table-cell>
          <table:table-cell office:value-type="float" office:value="105526378095.754" calcext:value-type="float">
            <text:p>1.06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81634" calcext:value-type="float">
            <text:p>381634</text:p>
          </table:table-cell>
          <table:table-cell office:value-type="float" office:value="112441992157.743" calcext:value-type="float">
            <text:p>1.12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83028" calcext:value-type="float">
            <text:p>483028</text:p>
          </table:table-cell>
          <table:table-cell office:value-type="float" office:value="183562081412.092" calcext:value-type="float">
            <text:p>1.84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63981" calcext:value-type="float">
            <text:p>463981</text:p>
          </table:table-cell>
          <table:table-cell office:value-type="float" office:value="168829690612.699" calcext:value-type="float">
            <text:p>1.69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80928" calcext:value-type="float">
            <text:p>480928</text:p>
          </table:table-cell>
          <table:table-cell office:value-type="float" office:value="181906480431.952" calcext:value-type="float">
            <text:p>1.82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62635" calcext:value-type="float">
            <text:p>462635</text:p>
          </table:table-cell>
          <table:table-cell office:value-type="float" office:value="167812713335.976" calcext:value-type="float">
            <text:p>1.68E+11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see theoretical approximation</text:p>
          </table:table-cell>
          <table:table-cell table:style-name="ce8" table:formula="of:=SUM([.D41:.D48])" office:value-type="float" office:value="2163022187266.54" calcext:value-type="float">
            <text:p>2.16E+12</text:p>
          </table:table-cell>
          <table:covered-table-cell table:number-columns-repeated="3" table:style-name="ce5"/>
          <table:table-cell table:style-name="ce5" table:number-columns-repeated="1017"/>
        </table:table-row>
        <table:table-row table:style-name="ro1">
          <table:table-cell table:style-name="ce7"/>
          <table:table-cell table:style-name="ce11" office:value-type="string" calcext:value-type="string">
            <text:p>One thread on big</text:p>
          </table:table-cell>
          <table:table-cell table:style-name="ce7" office:value-type="float" office:value="340101" calcext:value-type="float">
            <text:p>340101</text:p>
          </table:table-cell>
          <table:table-cell table:style-name="ce19" office:value-type="float" office:value="707720926349.922" calcext:value-type="float">
            <text:p>7.08E+11</text:p>
          </table:table-cell>
          <table:table-cell table:style-name="ce7" office:value-type="float" office:value="19.4" calcext:value-type="float">
            <text:p>19.4</text:p>
          </table:table-cell>
          <table:table-cell table:style-name="ce7" office:value-type="float" office:value="52.3" calcext:value-type="float">
            <text:p>52.3</text:p>
          </table:table-cell>
          <table:table-cell table:style-name="ce7" office:value-type="float" office:value="307" calcext:value-type="float">
            <text:p>307</text:p>
          </table:table-cell>
          <table:table-cell table:style-name="ce7"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Result</text:p>
          </table:table-cell>
          <table:table-cell table:style-name="ce5" office:value-type="float" office:value="340101" calcext:value-type="float">
            <text:p>340101</text:p>
          </table:table-cell>
          <table:table-cell table:style-name="ce8" office:value-type="float" office:value="707720926349.922" calcext:value-type="float">
            <text:p>7.08E+11</text:p>
          </table:table-cell>
          <table:table-cell table:style-name="ce5" office:value-type="float" office:value="19.4" calcext:value-type="float">
            <text:p>19.4</text:p>
          </table:table-cell>
          <table:table-cell table:style-name="ce5" office:value-type="float" office:value="52.3" calcext:value-type="float">
            <text:p>52.3</text:p>
          </table:table-cell>
          <table:table-cell table:style-name="ce5" office:value-type="float" office:value="307" calcext:value-type="float">
            <text:p>307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One thread on big, one thread on little</text:p>
          </table:table-cell>
          <table:table-cell office:value-type="float" office:value="481765" calcext:value-type="float">
            <text:p>481765</text:p>
          </table:table-cell>
          <table:table-cell office:value-type="float" office:value="730252244333.549" calcext:value-type="float">
            <text:p>7.30E+11</text:p>
          </table:table-cell>
          <table:table-cell office:value-type="float" office:value="46.5" calcext:value-type="float" table:number-columns-spanned="1" table:number-rows-spanned="3">
            <text:p>46.5</text:p>
          </table:table-cell>
          <table:table-cell office:value-type="float" office:value="80.2" calcext:value-type="float" table:number-columns-spanned="1" table:number-rows-spanned="3">
            <text:p>80.2</text:p>
          </table:table-cell>
          <table:table-cell office:value-type="float" office:value="103" calcext:value-type="float" table:number-columns-spanned="1" table:number-rows-spanned="3">
            <text:p>103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2" office:value-type="float" office:value="249854" calcext:value-type="float">
            <text:p>2.50E+05</text:p>
          </table:table-cell>
          <table:table-cell office:value-type="float" office:value="186168794091.443" calcext:value-type="float">
            <text:p>1.86E+11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see theoretical approximation</text:p>
          </table:table-cell>
          <table:table-cell table:style-name="ce8" table:formula="of:=SUM([.D52:.D53])" office:value-type="float" office:value="916421038424.992" calcext:value-type="float">
            <text:p>9.16E+11</text:p>
          </table:table-cell>
          <table:covered-table-cell table:number-columns-repeated="3" table:style-name="ce5"/>
          <table:table-cell table:style-name="ce5"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1 thread on big, 2 threads on littles</text:p>
          </table:table-cell>
          <table:table-cell office:value-type="float" office:value="555527" calcext:value-type="float">
            <text:p>555527</text:p>
          </table:table-cell>
          <table:table-cell office:value-type="float" office:value="654652034619.369" calcext:value-type="float">
            <text:p>6.55E+11</text:p>
          </table:table-cell>
          <table:table-cell office:value-type="float" office:value="82.2" calcext:value-type="float" table:number-columns-spanned="1" table:number-rows-spanned="3">
            <text:p>82.2</text:p>
          </table:table-cell>
          <table:table-cell office:value-type="float" office:value="101" calcext:value-type="float" table:number-columns-spanned="1" table:number-rows-spanned="3">
            <text:p>101</text:p>
          </table:table-cell>
          <table:table-cell office:value-type="float" office:value="148" calcext:value-type="float" table:number-columns-spanned="1" table:number-rows-spanned="3">
            <text:p>148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00039" calcext:value-type="float">
            <text:p>300039</text:p>
          </table:table-cell>
          <table:table-cell office:value-type="float" office:value="181724146741.997" calcext:value-type="float">
            <text:p>1.82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71015" calcext:value-type="float">
            <text:p>271015</text:p>
          </table:table-cell>
          <table:table-cell office:value-type="float" office:value="147021506785.839" calcext:value-type="float">
            <text:p>1.47E+11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55:.D57])" office:value-type="float" office:value="983397688147.204" calcext:value-type="float">
            <text:p>9.83E+11</text:p>
          </table:table-cell>
          <table:table-cell table:style-name="ce5" table:formula="of:=[.E55]" office:value-type="float" office:value="82.2" calcext:value-type="float">
            <text:p>82.2</text:p>
          </table:table-cell>
          <table:table-cell table:style-name="ce5" table:formula="of:=[.F55]" office:value-type="float" office:value="101" calcext:value-type="float">
            <text:p>101</text:p>
          </table:table-cell>
          <table:table-cell table:style-name="ce5" table:formula="of:=[.G55]" office:value-type="float" office:value="148" calcext:value-type="float">
            <text:p>148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4">
            <text:p>1 thread on big, 3 threads on littles cores</text:p>
          </table:table-cell>
          <table:table-cell office:value-type="float" office:value="613019" calcext:value-type="float">
            <text:p>613019</text:p>
          </table:table-cell>
          <table:table-cell office:value-type="float" office:value="602500183482.574" calcext:value-type="float">
            <text:p>6.03E+11</text:p>
          </table:table-cell>
          <table:table-cell office:value-type="float" office:value="114" calcext:value-type="float" table:number-columns-spanned="1" table:number-rows-spanned="4">
            <text:p>114</text:p>
          </table:table-cell>
          <table:table-cell office:value-type="float" office:value="132" calcext:value-type="float" table:number-columns-spanned="1" table:number-rows-spanned="4">
            <text:p>132</text:p>
          </table:table-cell>
          <table:table-cell office:value-type="float" office:value="230" calcext:value-type="float" table:number-columns-spanned="1" table:number-rows-spanned="4">
            <text:p>230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61901" calcext:value-type="float">
            <text:p>261901</text:p>
          </table:table-cell>
          <table:table-cell office:value-type="float" office:value="102681673295.653" calcext:value-type="float">
            <text:p>1.03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66862" calcext:value-type="float">
            <text:p>266862</text:p>
          </table:table-cell>
          <table:table-cell office:value-type="float" office:value="106775580945.288" calcext:value-type="float">
            <text:p>1.07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39280" calcext:value-type="float">
            <text:p>339280</text:p>
          </table:table-cell>
          <table:table-cell office:value-type="float" office:value="176043892401.364" calcext:value-type="float">
            <text:p>1.76E+11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59:.D62])" office:value-type="float" office:value="988001330124.879" calcext:value-type="float">
            <text:p>9.88E+11</text:p>
          </table:table-cell>
          <table:table-cell table:style-name="ce5" table:formula="of:=[.E59]" office:value-type="float" office:value="114" calcext:value-type="float">
            <text:p>114</text:p>
          </table:table-cell>
          <table:table-cell table:style-name="ce5" table:formula="of:=[.F59]" office:value-type="float" office:value="132" calcext:value-type="float">
            <text:p>132</text:p>
          </table:table-cell>
          <table:table-cell table:style-name="ce5" table:formula="of:=[.G59]" office:value-type="float" office:value="230" calcext:value-type="float">
            <text:p>230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5">
            <text:p>1 thread on big, 4 threads on littles cores</text:p>
          </table:table-cell>
          <table:table-cell office:value-type="float" office:value="672059" calcext:value-type="float">
            <text:p>672059</text:p>
          </table:table-cell>
          <table:table-cell office:value-type="float" office:value="583467739673.336" calcext:value-type="float">
            <text:p>5.83E+11</text:p>
          </table:table-cell>
          <table:table-cell office:value-type="float" office:value="141" calcext:value-type="float" table:number-columns-spanned="1" table:number-rows-spanned="5">
            <text:p>141</text:p>
          </table:table-cell>
          <table:table-cell office:value-type="float" office:value="160" calcext:value-type="float" table:number-columns-spanned="1" table:number-rows-spanned="5">
            <text:p>160</text:p>
          </table:table-cell>
          <table:table-cell office:value-type="float" office:value="290" calcext:value-type="float" table:number-columns-spanned="1" table:number-rows-spanned="5">
            <text:p>290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66323" calcext:value-type="float">
            <text:p>366323</text:p>
          </table:table-cell>
          <table:table-cell office:value-type="float" office:value="165210416055.854" calcext:value-type="float">
            <text:p>1.65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04216" calcext:value-type="float">
            <text:p>304216</text:p>
          </table:table-cell>
          <table:table-cell office:value-type="float" office:value="112220177132.751" calcext:value-type="float">
            <text:p>1.12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96442" calcext:value-type="float">
            <text:p>296442</text:p>
          </table:table-cell>
          <table:table-cell office:value-type="float" office:value="106330622492.895" calcext:value-type="float">
            <text:p>1.06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66435" calcext:value-type="float">
            <text:p>366435</text:p>
          </table:table-cell>
          <table:table-cell office:value-type="float" office:value="165315558676.143" calcext:value-type="float">
            <text:p>1.65E+11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64:.D68])" office:value-type="float" office:value="1132544514030.98" calcext:value-type="float">
            <text:p>1.13E+12</text:p>
          </table:table-cell>
          <table:table-cell table:style-name="ce5" table:formula="of:=[.E64]" office:value-type="float" office:value="141" calcext:value-type="float">
            <text:p>141</text:p>
          </table:table-cell>
          <table:table-cell table:style-name="ce5" table:formula="of:=[.F64]" office:value-type="float" office:value="160" calcext:value-type="float">
            <text:p>160</text:p>
          </table:table-cell>
          <table:table-cell table:style-name="ce5" table:formula="of:=[.G64]" office:value-type="float" office:value="290" calcext:value-type="float">
            <text:p>290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6">
            <text:p>1 thread on big, 5 threads on littles cores</text:p>
          </table:table-cell>
          <table:table-cell office:value-type="float" office:value="751811" calcext:value-type="float">
            <text:p>751811</text:p>
          </table:table-cell>
          <table:table-cell table:style-name="ce19" office:value-type="float" office:value="613750879391.719" calcext:value-type="float">
            <text:p>6.14E+11</text:p>
          </table:table-cell>
          <table:table-cell office:value-type="float" office:value="167" calcext:value-type="float" table:number-columns-spanned="1" table:number-rows-spanned="6">
            <text:p>167</text:p>
          </table:table-cell>
          <table:table-cell office:value-type="float" office:value="186" calcext:value-type="float" table:number-columns-spanned="1" table:number-rows-spanned="6">
            <text:p>186</text:p>
          </table:table-cell>
          <table:table-cell office:value-type="float" office:value="344" calcext:value-type="float" table:number-columns-spanned="1" table:number-rows-spanned="6">
            <text:p>344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24787" calcext:value-type="float">
            <text:p>324787</text:p>
          </table:table-cell>
          <table:table-cell table:style-name="ce19" office:value-type="float" office:value="107166990934.107" calcext:value-type="float">
            <text:p>1.07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03665" calcext:value-type="float">
            <text:p>403665</text:p>
          </table:table-cell>
          <table:table-cell table:style-name="ce19" office:value-type="float" office:value="168492807053.557" calcext:value-type="float">
            <text:p>1.68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22488" calcext:value-type="float">
            <text:p>422488</text:p>
          </table:table-cell>
          <table:table-cell table:style-name="ce19" office:value-type="float" office:value="185250704211.636" calcext:value-type="float">
            <text:p>1.85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27584" calcext:value-type="float">
            <text:p>327584</text:p>
          </table:table-cell>
          <table:table-cell table:style-name="ce19" office:value-type="float" office:value="109097405042.237" calcext:value-type="float">
            <text:p>1.09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01322" calcext:value-type="float">
            <text:p>401322</text:p>
          </table:table-cell>
          <table:table-cell table:style-name="ce19" office:value-type="float" office:value="166464396065.503" calcext:value-type="float">
            <text:p>1.66E+11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70:.D75])" office:value-type="float" office:value="1350223182698.76" calcext:value-type="float">
            <text:p>1.35E+12</text:p>
          </table:table-cell>
          <table:table-cell table:style-name="ce5" table:formula="of:=[.E70]" office:value-type="float" office:value="167" calcext:value-type="float">
            <text:p>167</text:p>
          </table:table-cell>
          <table:table-cell table:style-name="ce5" table:formula="of:=[.F70]" office:value-type="float" office:value="186" calcext:value-type="float">
            <text:p>186</text:p>
          </table:table-cell>
          <table:table-cell table:style-name="ce5" table:formula="of:=[.G70]" office:value-type="float" office:value="344" calcext:value-type="float">
            <text:p>344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12" office:value-type="string" calcext:value-type="string" table:number-columns-spanned="1" table:number-rows-spanned="2">
            <text:p>2 threads on bigs</text:p>
          </table:table-cell>
          <table:table-cell office:value-type="float" office:value="458816" calcext:value-type="float">
            <text:p>458816</text:p>
          </table:table-cell>
          <table:table-cell office:value-type="float" office:value="659769270266.841" calcext:value-type="float">
            <text:p>6.60E+11</text:p>
          </table:table-cell>
          <table:table-cell office:value-type="float" office:value="36.5" calcext:value-type="float" table:number-columns-spanned="1" table:number-rows-spanned="2">
            <text:p>36.5</text:p>
          </table:table-cell>
          <table:table-cell office:value-type="float" office:value="55.2" calcext:value-type="float" table:number-columns-spanned="1" table:number-rows-spanned="2">
            <text:p>55.2</text:p>
          </table:table-cell>
          <table:table-cell office:value-type="float" office:value="106" calcext:value-type="float" table:number-columns-spanned="1" table:number-rows-spanned="2">
            <text:p>106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531563" calcext:value-type="float">
            <text:p>531563</text:p>
          </table:table-cell>
          <table:table-cell office:value-type="float" office:value="895968919994.028" calcext:value-type="float">
            <text:p>8.96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Result</text:p>
          </table:table-cell>
          <table:table-cell table:style-name="ce5" table:formula="of:=AVERAGE([.C77:.C78])" office:value-type="float" office:value="495189.5" calcext:value-type="float">
            <text:p>495189.5</text:p>
          </table:table-cell>
          <table:table-cell table:style-name="ce8" table:formula="of:=SUM([.D77:.D78])" office:value-type="float" office:value="1555738190260.87" calcext:value-type="float">
            <text:p>1.56E+12</text:p>
          </table:table-cell>
          <table:table-cell table:style-name="ce5" table:formula="of:=[.E77]" office:value-type="float" office:value="36.5" calcext:value-type="float">
            <text:p>36.5</text:p>
          </table:table-cell>
          <table:table-cell table:style-name="ce5" table:formula="of:=[.F77]" office:value-type="float" office:value="55.2" calcext:value-type="float">
            <text:p>55.2</text:p>
          </table:table-cell>
          <table:table-cell table:style-name="ce5" office:value-type="float" office:value="106" calcext:value-type="float">
            <text:p>106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2 threads on big, 1 thread on little core</text:p>
          </table:table-cell>
          <table:table-cell office:value-type="float" office:value="540923" calcext:value-type="float">
            <text:p>540923</text:p>
          </table:table-cell>
          <table:table-cell office:value-type="float" office:value="619385689586.987" calcext:value-type="float">
            <text:p>6.19E+11</text:p>
          </table:table-cell>
          <table:table-cell office:value-type="float" office:value="62.6" calcext:value-type="float" table:number-columns-spanned="1" table:number-rows-spanned="3">
            <text:p>62.6</text:p>
          </table:table-cell>
          <table:table-cell office:value-type="float" office:value="95.6" calcext:value-type="float" table:number-columns-spanned="1" table:number-rows-spanned="3">
            <text:p>95.6</text:p>
          </table:table-cell>
          <table:table-cell office:value-type="float" office:value="290" calcext:value-type="float" table:number-columns-spanned="1" table:number-rows-spanned="3">
            <text:p>290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50088" calcext:value-type="float">
            <text:p>450088</text:p>
          </table:table-cell>
          <table:table-cell office:value-type="float" office:value="422623617656.441" calcext:value-type="float">
            <text:p>4.23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84148" calcext:value-type="float">
            <text:p>284148</text:p>
          </table:table-cell>
          <table:table-cell office:value-type="float" office:value="162252357580.728" calcext:value-type="float">
            <text:p>1.62E+11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80:.D82])" office:value-type="float" office:value="1204261664824.16" calcext:value-type="float">
            <text:p>1.20E+12</text:p>
          </table:table-cell>
          <table:table-cell table:style-name="ce5" office:value-type="float" office:value="62.6" calcext:value-type="float">
            <text:p>62.6</text:p>
          </table:table-cell>
          <table:table-cell table:style-name="ce5" table:formula="of:=[.F80]" office:value-type="float" office:value="95.6" calcext:value-type="float">
            <text:p>95.6</text:p>
          </table:table-cell>
          <table:table-cell table:style-name="ce5" table:formula="of:=[.G80]" office:value-type="float" office:value="290" calcext:value-type="float">
            <text:p>290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2 threads on big, 1 thread on little core</text:p>
          </table:table-cell>
          <table:table-cell office:value-type="float" office:value="540923" calcext:value-type="float">
            <text:p>540923</text:p>
          </table:table-cell>
          <table:table-cell office:value-type="float" office:value="619385689586.987" calcext:value-type="float">
            <text:p>6.19E+11</text:p>
          </table:table-cell>
          <table:table-cell office:value-type="float" office:value="62.6" calcext:value-type="float" table:number-columns-spanned="1" table:number-rows-spanned="3">
            <text:p>62.6</text:p>
          </table:table-cell>
          <table:table-cell office:value-type="float" office:value="95.6" calcext:value-type="float" table:number-columns-spanned="1" table:number-rows-spanned="3">
            <text:p>95.6</text:p>
          </table:table-cell>
          <table:table-cell office:value-type="float" office:value="290" calcext:value-type="float" table:number-columns-spanned="1" table:number-rows-spanned="3">
            <text:p>290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50088" calcext:value-type="float">
            <text:p>450088</text:p>
          </table:table-cell>
          <table:table-cell office:value-type="float" office:value="422623617656.441" calcext:value-type="float">
            <text:p>4.23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84148" calcext:value-type="float">
            <text:p>284148</text:p>
          </table:table-cell>
          <table:table-cell office:value-type="float" office:value="162252357580.728" calcext:value-type="float">
            <text:p>1.62E+11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84:.D86])" office:value-type="float" office:value="1204261664824.16" calcext:value-type="float">
            <text:p>1.20E+12</text:p>
          </table:table-cell>
          <table:table-cell table:style-name="ce5" table:formula="of:=[.E84]" office:value-type="float" office:value="62.6" calcext:value-type="float">
            <text:p>62.6</text:p>
          </table:table-cell>
          <table:table-cell table:style-name="ce5" table:formula="of:=[.F84]" office:value-type="float" office:value="95.6" calcext:value-type="float">
            <text:p>95.6</text:p>
          </table:table-cell>
          <table:table-cell table:style-name="ce5" table:formula="of:=[.G84]" office:value-type="float" office:value="290" calcext:value-type="float">
            <text:p>290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4">
            <text:p>2 threads on big, 2 threads on little core</text:p>
          </table:table-cell>
          <table:table-cell office:value-type="float" office:value="596283" calcext:value-type="float">
            <text:p>596283</text:p>
          </table:table-cell>
          <table:table-cell office:value-type="float" office:value="568821460565.956" calcext:value-type="float">
            <text:p>5.69E+11</text:p>
          </table:table-cell>
          <table:table-cell office:value-type="float" office:value="95.4" calcext:value-type="float" table:number-columns-spanned="1" table:number-rows-spanned="4">
            <text:p>95.4</text:p>
          </table:table-cell>
          <table:table-cell office:value-type="float" office:value="114" calcext:value-type="float" table:number-columns-spanned="1" table:number-rows-spanned="4">
            <text:p>114</text:p>
          </table:table-cell>
          <table:table-cell office:value-type="float" office:value="193" calcext:value-type="float" table:number-columns-spanned="1" table:number-rows-spanned="4">
            <text:p>193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91070" calcext:value-type="float">
            <text:p>491070</text:p>
          </table:table-cell>
          <table:table-cell office:value-type="float" office:value="379944949689.481" calcext:value-type="float">
            <text:p>3.80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28060" calcext:value-type="float">
            <text:p>328060</text:p>
          </table:table-cell>
          <table:table-cell office:value-type="float" office:value="164140517440.837" calcext:value-type="float">
            <text:p>1.64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56349" calcext:value-type="float">
            <text:p>256349</text:p>
          </table:table-cell>
          <table:table-cell office:value-type="float" office:value="98198374800.4024" calcext:value-type="float">
            <text:p>9.82E+10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88:.D91])" office:value-type="float" office:value="1211105302496.68" calcext:value-type="float">
            <text:p>1.21E+12</text:p>
          </table:table-cell>
          <table:table-cell table:style-name="ce5" table:formula="of:=[.E88]" office:value-type="float" office:value="95.4" calcext:value-type="float">
            <text:p>95.4</text:p>
          </table:table-cell>
          <table:table-cell table:style-name="ce5" table:formula="of:=[.F88]" office:value-type="float" office:value="114" calcext:value-type="float">
            <text:p>114</text:p>
          </table:table-cell>
          <table:table-cell table:style-name="ce5" table:formula="of:=[.G88]" office:value-type="float" office:value="193" calcext:value-type="float">
            <text:p>193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5">
            <text:p>2 threads on big, 3 threads on little core</text:p>
          </table:table-cell>
          <table:table-cell office:value-type="float" office:value="565878" calcext:value-type="float">
            <text:p>565878</text:p>
          </table:table-cell>
          <table:table-cell office:value-type="float" office:value="408157781108.794" calcext:value-type="float">
            <text:p>4.08E+11</text:p>
          </table:table-cell>
          <table:table-cell office:value-type="float" office:value="120" calcext:value-type="float" table:number-columns-spanned="1" table:number-rows-spanned="5">
            <text:p>120</text:p>
          </table:table-cell>
          <table:table-cell office:value-type="float" office:value="153" calcext:value-type="float" table:number-columns-spanned="1" table:number-rows-spanned="5">
            <text:p>153</text:p>
          </table:table-cell>
          <table:table-cell office:value-type="float" office:value="267" calcext:value-type="float" table:number-columns-spanned="1" table:number-rows-spanned="5">
            <text:p>267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670244" calcext:value-type="float">
            <text:p>670244</text:p>
          </table:table-cell>
          <table:table-cell office:value-type="float" office:value="580199030618.706" calcext:value-type="float">
            <text:p>5.80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72987" calcext:value-type="float">
            <text:p>272987</text:p>
          </table:table-cell>
          <table:table-cell office:value-type="float" office:value="89556015663.6718" calcext:value-type="float">
            <text:p>8.96E+10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16696" calcext:value-type="float">
            <text:p>316696</text:p>
          </table:table-cell>
          <table:table-cell office:value-type="float" office:value="122019519844.744" calcext:value-type="float">
            <text:p>1.22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77195" calcext:value-type="float">
            <text:p>377195</text:p>
          </table:table-cell>
          <table:table-cell office:value-type="float" office:value="175578453435.335" calcext:value-type="float">
            <text:p>1.76E+11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93:.D97])" office:value-type="float" office:value="1375510800671.25" calcext:value-type="float">
            <text:p>1.38E+12</text:p>
          </table:table-cell>
          <table:table-cell table:style-name="ce5" table:formula="of:=[.E93]" office:value-type="float" office:value="120" calcext:value-type="float">
            <text:p>120</text:p>
          </table:table-cell>
          <table:table-cell table:style-name="ce5" table:formula="of:=[.F93]" office:value-type="float" office:value="153" calcext:value-type="float">
            <text:p>153</text:p>
          </table:table-cell>
          <table:table-cell table:style-name="ce5" table:formula="of:=[.G93]" office:value-type="float" office:value="267" calcext:value-type="float">
            <text:p>267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6">
            <text:p>2 threads on big, 4 threads on little core</text:p>
          </table:table-cell>
          <table:table-cell office:value-type="float" office:value="709720" calcext:value-type="float">
            <text:p>709720</text:p>
          </table:table-cell>
          <table:table-cell office:value-type="float" office:value="544533428026.287" calcext:value-type="float">
            <text:p>5.45E+11</text:p>
          </table:table-cell>
          <table:table-cell office:value-type="float" office:value="149" calcext:value-type="float" table:number-columns-spanned="1" table:number-rows-spanned="6">
            <text:p>149</text:p>
          </table:table-cell>
          <table:table-cell office:value-type="float" office:value="168" calcext:value-type="float" table:number-columns-spanned="1" table:number-rows-spanned="6">
            <text:p>168</text:p>
          </table:table-cell>
          <table:table-cell office:value-type="float" office:value="353" calcext:value-type="float" table:number-columns-spanned="1" table:number-rows-spanned="6">
            <text:p>353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775241" calcext:value-type="float">
            <text:p>775241</text:p>
          </table:table-cell>
          <table:table-cell office:value-type="float" office:value="654138613897.967" calcext:value-type="float">
            <text:p>6.54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01688" calcext:value-type="float">
            <text:p>401688</text:p>
          </table:table-cell>
          <table:table-cell office:value-type="float" office:value="166780415774.891" calcext:value-type="float">
            <text:p>1.67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42011" calcext:value-type="float">
            <text:p>442011</text:p>
          </table:table-cell>
          <table:table-cell office:value-type="float" office:value="203502353455.412" calcext:value-type="float">
            <text:p>2.04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21590" calcext:value-type="float">
            <text:p>321590</text:p>
          </table:table-cell>
          <table:table-cell office:value-type="float" office:value="104982369243.159" calcext:value-type="float">
            <text:p>1.05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27973" calcext:value-type="float">
            <text:p>327973</text:p>
          </table:table-cell>
          <table:table-cell office:value-type="float" office:value="109367297408.215" calcext:value-type="float">
            <text:p>1.09E+11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99:.D104])" office:value-type="float" office:value="1783304477805.93" calcext:value-type="float">
            <text:p>1.78E+12</text:p>
          </table:table-cell>
          <table:table-cell table:style-name="ce5" table:formula="of:=[.E99]" office:value-type="float" office:value="149" calcext:value-type="float">
            <text:p>149</text:p>
          </table:table-cell>
          <table:table-cell table:style-name="ce5" table:formula="of:=[.F99]" office:value-type="float" office:value="168" calcext:value-type="float">
            <text:p>168</text:p>
          </table:table-cell>
          <table:table-cell table:style-name="ce5" table:formula="of:=[.G99]" office:value-type="float" office:value="353" calcext:value-type="float">
            <text:p>353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7">
            <text:p>2 threads on big, 5 threads on little core</text:p>
          </table:table-cell>
          <table:table-cell office:value-type="float" office:value="902047" calcext:value-type="float">
            <text:p>902047</text:p>
          </table:table-cell>
          <table:table-cell office:value-type="float" office:value="767920441943.569" calcext:value-type="float">
            <text:p>7.68E+11</text:p>
          </table:table-cell>
          <table:table-cell office:value-type="float" office:value="190" calcext:value-type="float" table:number-columns-spanned="1" table:number-rows-spanned="7">
            <text:p>190</text:p>
          </table:table-cell>
          <table:table-cell office:value-type="float" office:value="209" calcext:value-type="float" table:number-columns-spanned="1" table:number-rows-spanned="7">
            <text:p>209</text:p>
          </table:table-cell>
          <table:table-cell office:value-type="float" office:value="399" calcext:value-type="float" table:number-columns-spanned="1" table:number-rows-spanned="7">
            <text:p>399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831640" calcext:value-type="float">
            <text:p>831640</text:p>
          </table:table-cell>
          <table:table-cell office:value-type="float" office:value="648708253706.9" calcext:value-type="float">
            <text:p>6.49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34298" calcext:value-type="float">
            <text:p>434298</text:p>
          </table:table-cell>
          <table:table-cell office:value-type="float" office:value="168159421448.105" calcext:value-type="float">
            <text:p>1.68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47048" calcext:value-type="float">
            <text:p>347048</text:p>
          </table:table-cell>
          <table:table-cell office:value-type="float" office:value="105451338507.14" calcext:value-type="float">
            <text:p>1.05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50149" calcext:value-type="float">
            <text:p>450149</text:p>
          </table:table-cell>
          <table:table-cell office:value-type="float" office:value="181177141934.789" calcext:value-type="float">
            <text:p>1.81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46389" calcext:value-type="float">
            <text:p>346389</text:p>
          </table:table-cell>
          <table:table-cell office:value-type="float" office:value="105034955966.811" calcext:value-type="float">
            <text:p>1.05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33303" calcext:value-type="float">
            <text:p>433303</text:p>
          </table:table-cell>
          <table:table-cell office:value-type="float" office:value="167359025452.203" calcext:value-type="float">
            <text:p>1.67E+11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5" office:value-type="string" calcext:value-type="string">
            <text:p>Result</text:p>
          </table:table-cell>
          <table:table-cell table:style-name="ce16" office:value-type="string" calcext:value-type="string">
            <text:p><text:s/>Nothing to compute – please see theoretical approximation</text:p>
          </table:table-cell>
          <table:table-cell table:style-name="ce8" table:formula="of:=SUM([.D106:.D112])" office:value-type="float" office:value="2143810578959.52" calcext:value-type="float">
            <text:p>2.14E+12</text:p>
          </table:table-cell>
          <table:table-cell table:style-name="ce5" table:formula="of:=[.E106]" office:value-type="float" office:value="190" calcext:value-type="float">
            <text:p>190</text:p>
          </table:table-cell>
          <table:table-cell table:style-name="ce5" table:formula="of:=[.F106]" office:value-type="float" office:value="209" calcext:value-type="float">
            <text:p>209</text:p>
          </table:table-cell>
          <table:table-cell table:style-name="ce5" table:formula="of:=[.G106]" office:value-type="float" office:value="399" calcext:value-type="float">
            <text:p>399</text:p>
          </table:table-cell>
          <table:table-cell table:style-name="ce5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1" table:number-rows-spanned="2">
            <text:p>2 threads on bigs after cooling the phone</text:p>
          </table:table-cell>
          <table:table-cell office:value-type="float" office:value="501045" calcext:value-type="float">
            <text:p>501045</text:p>
          </table:table-cell>
          <table:table-cell office:value-type="float" office:value="792333072121.336" calcext:value-type="float">
            <text:p>7.92E+11</text:p>
          </table:table-cell>
          <table:table-cell office:value-type="float" office:value="41.7" calcext:value-type="float" table:number-columns-spanned="1" table:number-rows-spanned="2">
            <text:p>41.7</text:p>
          </table:table-cell>
          <table:table-cell office:value-type="float" office:value="74.7" calcext:value-type="float" table:number-columns-spanned="1" table:number-rows-spanned="2">
            <text:p>74.7</text:p>
          </table:table-cell>
          <table:table-cell office:value-type="float" office:value="296" calcext:value-type="float" table:number-columns-spanned="1" table:number-rows-spanned="2">
            <text:p>296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82498" calcext:value-type="float">
            <text:p>482498</text:p>
          </table:table-cell>
          <table:table-cell office:value-type="float" office:value="732564556265.928" calcext:value-type="float">
            <text:p>7.33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ult</text:p>
          </table:table-cell>
          <table:table-cell table:style-name="ce5" table:formula="of:=AVERAGE([.C120:.C121])" office:value-type="float" office:value="491771.5" calcext:value-type="float">
            <text:p>491771.5</text:p>
          </table:table-cell>
          <table:table-cell table:style-name="ce8" table:formula="of:=SUM([.D120:.D121])" office:value-type="float" office:value="1524897628387.26" calcext:value-type="float">
            <text:p>1.52E+12</text:p>
          </table:table-cell>
          <table:table-cell table:style-name="ce5" table:formula="of:=[.E120]" office:value-type="float" office:value="41.7" calcext:value-type="float">
            <text:p>41.7</text:p>
          </table:table-cell>
          <table:table-cell table:style-name="ce5" table:formula="of:=[.F120]" office:value-type="float" office:value="74.7" calcext:value-type="float">
            <text:p>74.7</text:p>
          </table:table-cell>
          <table:table-cell table:style-name="ce5" table:formula="of:=[.G120]" office:value-type="float" office:value="296" calcext:value-type="float">
            <text:p>296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<text:span text:style-name="T1">2 threads on big, 1 thread on little core </text:span><text:span text:style-name="T2">after cooling the phone</text:span></text:p>
          </table:table-cell>
          <table:table-cell office:value-type="float" office:value="560744" calcext:value-type="float">
            <text:p>560744</text:p>
          </table:table-cell>
          <table:table-cell office:value-type="float" office:value="667495369802.489" calcext:value-type="float">
            <text:p>6.67E+11</text:p>
          </table:table-cell>
          <table:table-cell office:value-type="float" office:value="68.9" calcext:value-type="float" table:number-columns-spanned="1" table:number-rows-spanned="3">
            <text:p>68.9</text:p>
          </table:table-cell>
          <table:table-cell office:value-type="float" office:value="102" calcext:value-type="float" table:number-columns-spanned="1" table:number-rows-spanned="3">
            <text:p>102</text:p>
          </table:table-cell>
          <table:table-cell office:value-type="float" office:value="152" calcext:value-type="float" table:number-columns-spanned="1" table:number-rows-spanned="3">
            <text:p>152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68568" calcext:value-type="float">
            <text:p>468568</text:p>
          </table:table-cell>
          <table:table-cell office:value-type="float" office:value="459513085479.211" calcext:value-type="float">
            <text:p>4.60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95641" calcext:value-type="float">
            <text:p>295641</text:p>
          </table:table-cell>
          <table:table-cell office:value-type="float" office:value="176220648839.862" calcext:value-type="float">
            <text:p>1.76E+11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123:.D125])" office:value-type="float" office:value="1303229104121.56" calcext:value-type="float">
            <text:p>1.30E+12</text:p>
          </table:table-cell>
          <table:table-cell table:style-name="ce5" office:value-type="float" office:value="62.6" calcext:value-type="float">
            <text:p>62.6</text:p>
          </table:table-cell>
          <table:table-cell table:style-name="ce5" table:formula="of:=[.F123]" office:value-type="float" office:value="102" calcext:value-type="float">
            <text:p>102</text:p>
          </table:table-cell>
          <table:table-cell table:style-name="ce5" table:formula="of:=[.G123]" office:value-type="float" office:value="152" calcext:value-type="float">
            <text:p>152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4">
            <text:p><text:span text:style-name="T1">2 threads on big, 2 threads on little core </text:span><text:span text:style-name="T2">after cooling the phone</text:span></text:p>
          </table:table-cell>
          <table:table-cell table:number-columns-repeated="2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repeated="1017"/>
        </table:table-row>
        <table:table-row table:style-name="ro1">
          <table:table-cell/>
          <table:covered-table-cell/>
          <table:table-cell table:number-columns-repeated="2"/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table:number-columns-repeated="2"/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table:number-columns-repeated="2"/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127:.D130])" office:value-type="float" office:value="0" calcext:value-type="float">
            <text:p>0.00E+00</text:p>
          </table:table-cell>
          <table:table-cell table:style-name="ce5" table:formula="of:=[.E127]" office:value-type="float" office:value="0" calcext:value-type="float">
            <text:p>0</text:p>
          </table:table-cell>
          <table:table-cell table:style-name="ce5" table:formula="of:=[.F127]" office:value-type="float" office:value="0" calcext:value-type="float">
            <text:p>0</text:p>
          </table:table-cell>
          <table:table-cell table:style-name="ce5" table:formula="of:=[.G1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5">
            <text:p><text:span text:style-name="T1">2 threads on big, 3 threads on little core </text:span><text:span text:style-name="T2">after cooling the phone</text:span></text:p>
          </table:table-cell>
          <table:table-cell office:value-type="float" office:value="780859" calcext:value-type="float">
            <text:p>780859</text:p>
          </table:table-cell>
          <table:table-cell office:value-type="float" office:value="796823682867.505" calcext:value-type="float">
            <text:p>7.97E+11</text:p>
          </table:table-cell>
          <table:table-cell office:value-type="float" office:value="128" calcext:value-type="float" table:number-columns-spanned="1" table:number-rows-spanned="5">
            <text:p>128</text:p>
          </table:table-cell>
          <table:table-cell office:value-type="float" office:value="146" calcext:value-type="float" table:number-columns-spanned="1" table:number-rows-spanned="5">
            <text:p>146</text:p>
          </table:table-cell>
          <table:table-cell office:value-type="float" office:value="267" calcext:value-type="float" table:number-columns-spanned="1" table:number-rows-spanned="5">
            <text:p>267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696653" calcext:value-type="float">
            <text:p>696653</text:p>
          </table:table-cell>
          <table:table-cell office:value-type="float" office:value="628697286621.547" calcext:value-type="float">
            <text:p>6.29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66905" calcext:value-type="float">
            <text:p>366905</text:p>
          </table:table-cell>
          <table:table-cell office:value-type="float" office:value="165757160372.775" calcext:value-type="float">
            <text:p>1.66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08406" calcext:value-type="float">
            <text:p>308406</text:p>
          </table:table-cell>
          <table:table-cell office:value-type="float" office:value="115462789751.402" calcext:value-type="float">
            <text:p>1.15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13627" calcext:value-type="float">
            <text:p>313627</text:p>
          </table:table-cell>
          <table:table-cell office:value-type="float" office:value="119570307519.637" calcext:value-type="float">
            <text:p>1.20E+11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132:.D136])" office:value-type="float" office:value="1826311227132.87" calcext:value-type="float">
            <text:p>1.83E+12</text:p>
          </table:table-cell>
          <table:table-cell table:style-name="ce5" table:formula="of:=[.E132]" office:value-type="float" office:value="128" calcext:value-type="float">
            <text:p>128</text:p>
          </table:table-cell>
          <table:table-cell table:style-name="ce5" table:formula="of:=[.F132]" office:value-type="float" office:value="146" calcext:value-type="float">
            <text:p>146</text:p>
          </table:table-cell>
          <table:table-cell table:style-name="ce5" table:formula="of:=[.G132]" office:value-type="float" office:value="267" calcext:value-type="float">
            <text:p>267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6">
            <text:p><text:span text:style-name="T1">2 threads on big, 4 threads on little core </text:span><text:span text:style-name="T2">after cooling the phone</text:span></text:p>
          </table:table-cell>
          <table:table-cell office:value-type="float" office:value="852497" calcext:value-type="float">
            <text:p>852497</text:p>
          </table:table-cell>
          <table:table-cell office:value-type="float" office:value="796762771815.575" calcext:value-type="float">
            <text:p>7.97E+11</text:p>
          </table:table-cell>
          <table:table-cell office:value-type="float" office:value="157" calcext:value-type="float" table:number-columns-spanned="1" table:number-rows-spanned="6">
            <text:p>157</text:p>
          </table:table-cell>
          <table:table-cell office:value-type="float" office:value="176" calcext:value-type="float" table:number-columns-spanned="1" table:number-rows-spanned="6">
            <text:p>176</text:p>
          </table:table-cell>
          <table:table-cell office:value-type="float" office:value="332" calcext:value-type="float" table:number-columns-spanned="1" table:number-rows-spanned="6">
            <text:p>332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817222" calcext:value-type="float">
            <text:p>817222</text:p>
          </table:table-cell>
          <table:table-cell office:value-type="float" office:value="729837682877.094" calcext:value-type="float">
            <text:p>7.30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20653" calcext:value-type="float">
            <text:p>320653</text:p>
          </table:table-cell>
          <table:table-cell office:value-type="float" office:value="104346501828.623" calcext:value-type="float">
            <text:p>1.04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13094" calcext:value-type="float">
            <text:p>413094</text:p>
          </table:table-cell>
          <table:table-cell office:value-type="float" office:value="176784504221.01" calcext:value-type="float">
            <text:p>1.77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25013" calcext:value-type="float">
            <text:p>425013</text:p>
          </table:table-cell>
          <table:table-cell office:value-type="float" office:value="187561304807.972" calcext:value-type="float">
            <text:p>1.88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39248" calcext:value-type="float">
            <text:p>339248</text:p>
          </table:table-cell>
          <table:table-cell office:value-type="float" office:value="117340272567.847" calcext:value-type="float">
            <text:p>1.17E+11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Result</text:p>
          </table:table-cell>
          <table:table-cell table:style-name="ce14" office:value-type="string" calcext:value-type="string">
            <text:p><text:s/>Nothing to compute – please see theoretical approximation</text:p>
          </table:table-cell>
          <table:table-cell table:style-name="ce8" table:formula="of:=SUM([.D138:.D143])" office:value-type="float" office:value="2112633038118.12" calcext:value-type="float">
            <text:p>2.11E+12</text:p>
          </table:table-cell>
          <table:table-cell table:style-name="ce5" table:formula="of:=[.E138]" office:value-type="float" office:value="157" calcext:value-type="float">
            <text:p>157</text:p>
          </table:table-cell>
          <table:table-cell table:style-name="ce5" table:formula="of:=[.F138]" office:value-type="float" office:value="176" calcext:value-type="float">
            <text:p>176</text:p>
          </table:table-cell>
          <table:table-cell table:style-name="ce5" table:formula="of:=[.G138]" office:value-type="float" office:value="332" calcext:value-type="float">
            <text:p>332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7">
            <text:p><text:span text:style-name="T1">2 threads on big, 5 threads on little core </text:span><text:span text:style-name="T2">after cooling the phone</text:span>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Result</text:p>
          </table:table-cell>
          <table:table-cell table:style-name="ce16" office:value-type="string" calcext:value-type="string">
            <text:p><text:s/>Nothing to compute – please see theoretical approximation</text:p>
          </table:table-cell>
          <table:table-cell table:style-name="ce8" table:formula="of:=SUM([.D145:.D151])" office:value-type="float" office:value="0" calcext:value-type="float">
            <text:p>0.00E+00</text:p>
          </table:table-cell>
          <table:table-cell table:style-name="ce5" table:formula="of:=[.E145]" office:value-type="float" office:value="0" calcext:value-type="float">
            <text:p>0</text:p>
          </table:table-cell>
          <table:table-cell table:style-name="ce5" table:formula="of:=[.F145]" office:value-type="float" office:value="0" calcext:value-type="float">
            <text:p>0</text:p>
          </table:table-cell>
          <table:table-cell table:style-name="ce5" table:formula="of:=[.G1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8">
            <text:p><text:span text:style-name="T1">2 threads on big, 5 threads on little core </text:span><text:span text:style-name="T2">after cooling the phone</text:span>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style-name="ce7"/>
          <table:covered-table-cell table:style-name="ce7"/>
          <table:table-cell table:style-name="ce7" table:number-columns-repeated="1022"/>
        </table:table-row>
        <table:table-row table:style-name="ro3">
          <table:table-cell/>
          <table:table-cell table:style-name="ce5" office:value-type="string" calcext:value-type="string">
            <text:p>Result</text:p>
          </table:table-cell>
          <table:table-cell table:style-name="ce16" office:value-type="string" calcext:value-type="string">
            <text:p><text:s/>Nothing to compute – please see theoretical approximation</text:p>
          </table:table-cell>
          <table:table-cell table:style-name="ce8" table:formula="of:=SUM([.D153:.D159])" office:value-type="float" office:value="0" calcext:value-type="float">
            <text:p>0.00E+00</text:p>
          </table:table-cell>
          <table:table-cell table:style-name="ce5" table:formula="of:=[.E153]" office:value-type="float" office:value="0" calcext:value-type="float">
            <text:p>0</text:p>
          </table:table-cell>
          <table:table-cell table:style-name="ce5" table:formula="of:=[.F153]" office:value-type="float" office:value="0" calcext:value-type="float">
            <text:p>0</text:p>
          </table:table-cell>
          <table:table-cell table:style-name="ce5" table:formula="of:=[.G153]"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5:37:20.173630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4:53:05.071620902</meta:creation-date>
    <meta:editing-duration>PT3H59M2S</meta:editing-duration>
    <meta:editing-cycles>14</meta:editing-cycles>
    <meta:generator>LibreOffice/6.4.7.2$Linux_X86_64 LibreOffice_project/40$Build-2</meta:generator>
    <dc:date>2022-01-20T18:40:39.177291556</dc:date>
    <meta:document-statistic meta:table-count="1" meta:cell-count="459" meta:object-count="0"/>
  </office:meta>
</office:document-meta>
</file>